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font-variant="normal" fo:text-transform="none" fo:color="#1d1c1d" style:font-name="Slack-Lato" fo:font-size="9.7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style:font-name="Slack-Lato" fo:font-size="11.25pt" fo:letter-spacing="normal" fo:font-style="normal" fo:font-weight="normal" officeooo:paragraph-rsid="000d2aed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style:font-name="Slack-Lato" fo:font-size="11.25pt" fo:letter-spacing="normal" fo:font-style="normal" fo:font-weight="normal" officeooo:rsid="000fd670" officeooo:paragraph-rsid="000fd670"/>
    </style:style>
    <style:style style:name="P4" style:family="paragraph" style:parent-style-name="Standard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/>
      <style:text-properties fo:font-variant="normal" fo:text-transform="none" fo:color="#1d1c1d" style:font-name="Slack-Lato" fo:font-size="11.25pt" fo:letter-spacing="normal" fo:font-style="normal" fo:font-weight="bold" officeooo:paragraph-rsid="000a91ce"/>
    </style:style>
    <style:style style:name="P5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style:font-name="Slack-Lato" fo:font-size="11.25pt" fo:letter-spacing="normal" fo:font-style="normal" fo:font-weight="normal"/>
    </style:style>
    <style:style style:name="P6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style:font-name="Slack-Lato" fo:font-size="11.25pt" fo:letter-spacing="normal" fo:font-style="normal" fo:font-weight="normal" officeooo:paragraph-rsid="000d2aed"/>
    </style:style>
    <style:style style:name="P7" style:family="paragraph" style:parent-style-name="Text_20_body" style:list-style-name="L1">
      <style:paragraph-properties fo:margin-left="0.2917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1d1c1d" style:font-name="Slack-Lato" fo:font-size="11.25pt" fo:letter-spacing="normal" fo:font-style="normal" fo:font-weight="normal" officeooo:paragraph-rsid="000d2aed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font-variant="normal" fo:text-transform="none" fo:color="#1d1c1d" style:font-name="Slack-Lato" fo:font-size="9.75pt" fo:letter-spacing="normal" fo:font-style="normal" fo:font-weight="normal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3" style:family="text">
      <style:text-properties officeooo:rsid="00105c21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ug tracking system(first phase)</text:p>
      <text:list xml:id="list4012480714" text:style-name="L1">
        <text:list-item>
          <text:p text:style-name="P5"><text:s text:c="2"/>Sign up, login and logout of users(name, email, password, user_type[developer, manager, qa]) (use Devise for that)</text:p>
        </text:list-item>
        <text:list-item>
          <text:p text:style-name="P5"><text:s text:c="2"/>manager/user can have many projects</text:p>
        </text:list-item>
        <text:list-item>
          <text:p text:style-name="P5"><text:s text:c="2"/>user can enter many bugs</text:p>
        </text:list-item>
        <text:list-item>
          <text:p text:style-name="P5"><text:s text:c="2"/>a bug belongs to a creator(user)</text:p>
        </text:list-item>
        <text:list-item>
          <text:p text:style-name="P5"><text:s text:c="2"/>a bug belongs to a developer who'll solve the bug(user)</text:p>
        </text:list-item>
        <text:list-item>
          <text:p text:style-name="P5"><text:s text:c="2"/>a bug belongs to a project</text:p>
        </text:list-item>
        <text:list-item>
          <text:p text:style-name="P5"><text:s text:c="2"/>a project can have many users</text:p>
        </text:list-item>
        <text:list-item>
          <text:p text:style-name="P5"><text:s text:c="2"/>a project can have many bugs too.</text:p>
        </text:list-item>
        <text:list-item>
          <text:p text:style-name="P5"><text:s text:c="2"/>bug has a description title and deadline and a screen shot, type and status</text:p>
        </text:list-item>
        <text:list-item>
          <text:p text:style-name="P7"><text:span text:style-name="T1"><text:s/>screen shot should be an image either .png or .gif no other type of image is allowed(use carrier wave for that,</text:span><text:a xlink:type="simple" xlink:href="http://railscasts.com/episodes/253-carrierwave-file-uploads" office:target-frame-name="_blank" xlink:show="new" text:style-name="Internet_20_link" text:visited-style-name="Visited_20_Internet_20_Link"><text:span text:style-name="T2">http://railscasts.com/episodes/253-carrierwave-file-uploads</text:span></text:a><text:span text:style-name="T1">)</text:span></text:p>
        </text:list-item>
        <text:list-item>
          <text:p text:style-name="P5"><text:s/>description, screen shot is not compulsory but title and status and type are compulsory.</text:p>
        </text:list-item>
        <text:list-item>
          <text:p text:style-name="P5"><text:s/>title of a bug should be unique throughout the project</text:p>
        </text:list-item>
        <text:list-item>
          <text:p text:style-name="P5"><text:s/>type can have two values (feature, bug)</text:p>
        </text:list-item>
        <text:list-item>
          <text:p text:style-name="P6"><text:s/>status is a drop down having values (new, started, completed) if it's a feature </text:p>
          <text:p text:style-name="P8"><text:s text:c="6"/>or (new, started and resolved) if it's a bug</text:p>
        </text:list-item>
      </text:list>
      <text:p text:style-name="P2"/>
      <text:p text:style-name="P3">bug (creator_id,developer_id(solve),project_id,description,title<text:span text:style-name="T3">(unique)</text:span>,deadline,ss(.png, .gif),type,status)</text:p>
      <text:p text:style-name="P1"/>
      <text:p text:style-name="P1">&lt;div class="form-group"&gt;</text:p>
      <text:p text:style-name="P1"><text:tab/><text:tab/><text:tab/><text:tab/>&lt;%= new.label :assigned_to%&gt;&lt;br&gt;</text:p>
      <text:p text:style-name="P1"><text:tab/><text:tab/><text:tab/><text:tab/>&lt;%= new.collection_check_boxes :user_ids, User.all, :id,:name do |cb| %&gt;</text:p>
      <text:p text:style-name="P1"><text:tab/><text:tab/><text:tab/><text:tab/><text:tab/>&lt;% cb.label(class: "checkbox-inline input_checkbox") { cb.check_box(class: "check_box") + cb.text} %&gt;</text:p>
      <text:p text:style-name="P1"><text:tab/><text:tab/><text:tab/><text:tab/>&lt;% end %&gt;</text:p>
      <text:p text:style-name="P1"><text:tab/><text:tab/><text:tab/>&lt;/div&gt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8T17:36:07.898590336</meta:creation-date>
    <dc:date>2021-07-12T20:14:20.953084429</dc:date>
    <meta:editing-duration>PT11H9M58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198" meta:character-count="1366" meta:non-whitespace-character-count="1155"/>
  </office:meta>
</office:document-meta>
</file>